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2.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3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4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4.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vertical-align="baseline" fo:margin-top="0.1041in" fo:margin-bottom="0.1041in" fo:line-height="100%" fo:background-color="#FFFFFF"/>
      <style:text-properties style:font-name="Calibri" style:font-name-asian="Times New Roman" style:font-name-complex="Calibri" fo:font-weight="bold" style:font-weight-asian="bold" style:font-weight-complex="bold" fo:color="#222222" fo:letter-spacing="-0.0104in" style:letter-kerning="true" fo:font-size="27pt" style:font-size-asian="27pt" style:font-size-complex="27pt" style:language-asian="fr" style:country-asian="CA"/>
    </style:style>
    <style:style style:name="P2" style:parent-style-name="Normal" style:family="paragraph">
      <style:paragraph-properties style:vertical-align="baseline" fo:margin-top="0.1041in" fo:margin-bottom="0.1562in" style:line-height-at-least="0.25in" fo:background-color="#FFFFFF"/>
      <style:text-properties style:font-name="Calibri" style:font-name-asian="Times New Roman" style:font-name-complex="Calibri" fo:color="#373737" fo:font-size="12pt" style:font-size-asian="12pt" style:font-size-complex="12pt" style:language-asian="fr" style:country-asian="CA"/>
    </style:style>
    <style:style style:name="P3" style:parent-style-name="Normal" style:family="paragraph">
      <style:paragraph-properties style:vertical-align="baseline" fo:margin-bottom="0in" style:line-height-at-least="0.25in" fo:text-indent="0.4916in" fo:background-color="#FFFFFF"/>
      <style:text-properties style:font-name="Calibri" style:font-name-asian="Times New Roman" style:font-name-complex="Calibri" fo:color="#373737" fo:font-size="12pt" style:font-size-asian="12pt" style:font-size-complex="12pt" style:language-asian="fr" style:country-asian="CA"/>
    </style:style>
    <style:style style:name="P4" style:parent-style-name="Normal" style:family="paragraph">
      <style:paragraph-properties style:vertical-align="baseline" fo:margin-bottom="0in" style:line-height-at-least="0.25in" fo:text-indent="0.4916in" fo:background-color="#FFFFFF"/>
      <style:text-properties style:font-name="Calibri" style:font-name-asian="Times New Roman" style:font-name-complex="Calibri" fo:color="#373737" fo:font-size="12pt" style:font-size-asian="12pt" style:font-size-complex="12pt" style:language-asian="fr" style:country-asian="CA"/>
    </style:style>
    <style:style style:name="P5" style:parent-style-name="Normal" style:family="paragraph">
      <style:paragraph-properties style:vertical-align="baseline" fo:margin-bottom="0in" style:line-height-at-least="0.25in" fo:text-indent="0.4916in" fo:background-color="#FFFFFF"/>
      <style:text-properties style:font-name="Calibri" style:font-name-asian="Times New Roman" style:font-name-complex="Calibri" fo:color="#373737" fo:font-size="12pt" style:font-size-asian="12pt" style:font-size-complex="12pt" style:language-asian="fr" style:country-asian="CA"/>
    </style:style>
    <style:style style:name="P6" style:parent-style-name="Normal" style:family="paragraph">
      <style:paragraph-properties style:vertical-align="baseline" fo:margin-bottom="0in" style:line-height-at-least="0.25in" fo:text-indent="0.4916in" fo:background-color="#FFFFFF"/>
    </style:style>
    <style:style style:name="T7" style:parent-style-name="Policepardéfaut" style:family="text">
      <style:text-properties style:font-name="Calibri" style:font-name-asian="Times New Roman" style:font-name-complex="Calibri" fo:color="#373737" fo:font-size="12pt" style:font-size-asian="12pt" style:font-size-complex="12pt" style:language-asian="fr" style:country-asian="CA"/>
    </style:style>
    <style:style style:name="P8" style:parent-style-name="Normal" style:family="paragraph">
      <style:paragraph-properties style:vertical-align="baseline" fo:margin-bottom="0in" style:line-height-at-least="0.25in" fo:text-indent="0.4916in" fo:background-color="#FFFFFF"/>
      <style:text-properties style:font-name="Calibri" style:font-name-asian="Times New Roman" style:font-name-complex="Calibri" fo:color="#373737" fo:font-size="12pt" style:font-size-asian="12pt" style:font-size-complex="12pt" style:language-asian="fr" style:country-asian="CA"/>
    </style:style>
    <style:style style:name="P9" style:parent-style-name="Normal" style:family="paragraph">
      <style:paragraph-properties style:vertical-align="baseline" fo:margin-top="0.1041in" fo:margin-bottom="0.1041in" fo:line-height="100%" fo:background-color="#FFFFFF"/>
      <style:text-properties style:font-name="Calibri" style:font-name-asian="Times New Roman" style:font-name-complex="Calibri" fo:font-weight="bold" style:font-weight-asian="bold" style:font-weight-complex="bold" fo:color="#222222" fo:letter-spacing="-0.0104in" fo:font-size="24pt" style:font-size-asian="24pt" style:font-size-complex="24pt" style:language-asian="fr" style:country-asian="CA"/>
    </style:style>
    <style:style style:name="P10" style:parent-style-name="Normal" style:family="paragraph">
      <style:paragraph-properties style:vertical-align="baseline" fo:margin-top="0.1041in" fo:margin-bottom="0.1562in" style:line-height-at-least="0.25in" fo:background-color="#FFFFFF"/>
      <style:text-properties style:font-name="Calibri" style:font-name-asian="Times New Roman" style:font-name-complex="Calibri" fo:color="#373737" fo:font-size="12pt" style:font-size-asian="12pt" style:font-size-complex="12pt" style:language-asian="fr" style:country-asian="CA"/>
    </style:style>
    <style:style style:name="P11" style:parent-style-name="Normal" style:family="paragraph">
      <style:paragraph-properties style:vertical-align="baseline" fo:margin-top="0.1041in" fo:margin-bottom="0.1041in" fo:line-height="100%" fo:background-color="#FFFFFF"/>
      <style:text-properties style:font-name="Calibri" style:font-name-asian="Times New Roman" style:font-name-complex="Calibri" fo:font-weight="bold" style:font-weight-asian="bold" style:font-weight-complex="bold" fo:color="#222222" fo:letter-spacing="-0.0104in" fo:font-size="24pt" style:font-size-asian="24pt" style:font-size-complex="24pt" style:language-asian="fr" style:country-asian="CA"/>
    </style:style>
    <style:style style:name="P12" style:parent-style-name="Normal" style:family="paragraph">
      <style:paragraph-properties style:vertical-align="baseline" fo:margin-top="0.1041in" fo:margin-bottom="0.1562in" style:line-height-at-least="0.25in" fo:background-color="#FFFFFF"/>
      <style:text-properties style:font-name="Calibri" style:font-name-asian="Times New Roman" style:font-name-complex="Calibri" fo:color="#373737" fo:font-size="12pt" style:font-size-asian="12pt" style:font-size-complex="12pt" style:language-asian="fr" style:country-asian="CA"/>
    </style:style>
    <style:style style:name="P13" style:parent-style-name="Normal" style:family="paragraph">
      <style:paragraph-properties style:vertical-align="baseline" fo:margin-top="0.1041in" fo:margin-bottom="0.1562in" style:line-height-at-least="0.25in" fo:background-color="#FFFFFF"/>
      <style:text-properties style:font-name="Calibri" style:font-name-asian="Times New Roman" style:font-name-complex="Calibri" fo:color="#373737" fo:font-size="12pt" style:font-size-asian="12pt" style:font-size-complex="12pt" style:language-asian="fr" style:country-asian="CA"/>
    </style:style>
    <style:style style:name="P14" style:parent-style-name="Normal" style:family="paragraph">
      <style:paragraph-properties style:vertical-align="baseline" fo:margin-bottom="0in" style:line-height-at-least="0.25in" fo:text-indent="0.4916in" fo:background-color="#FFFFFF"/>
      <style:text-properties style:font-name="Calibri" style:font-name-asian="Times New Roman" style:font-name-complex="Calibri" fo:color="#373737" fo:font-size="12pt" style:font-size-asian="12pt" style:font-size-complex="12pt" style:language-asian="fr" style:country-asian="CA"/>
    </style:style>
    <style:style style:name="P15" style:parent-style-name="Normal" style:family="paragraph">
      <style:paragraph-properties style:vertical-align="baseline" fo:margin-bottom="0in" style:line-height-at-least="0.25in" fo:text-indent="0.4916in" fo:background-color="#FFFFFF"/>
      <style:text-properties style:font-name="Calibri" style:font-name-asian="Times New Roman" style:font-name-complex="Calibri" fo:color="#373737" fo:font-size="12pt" style:font-size-asian="12pt" style:font-size-complex="12pt" style:language-asian="fr" style:country-asian="CA"/>
    </style:style>
    <style:style style:name="P16" style:parent-style-name="Normal" style:family="paragraph">
      <style:paragraph-properties style:vertical-align="baseline" fo:margin-bottom="0in" style:line-height-at-least="0.25in" fo:text-indent="0.4916in" fo:background-color="#FFFFFF"/>
      <style:text-properties style:font-name="Calibri" style:font-name-asian="Times New Roman" style:font-name-complex="Calibri" fo:color="#373737" fo:font-size="12pt" style:font-size-asian="12pt" style:font-size-complex="12pt" style:language-asian="fr" style:country-asian="CA"/>
    </style:style>
    <style:style style:name="P17" style:parent-style-name="Normal" style:family="paragraph">
      <style:paragraph-properties style:vertical-align="baseline" fo:margin-top="0.1041in" fo:margin-bottom="0.1562in" style:line-height-at-least="0.25in" fo:background-color="#FFFFFF"/>
      <style:text-properties style:font-name="Calibri" style:font-name-asian="Times New Roman" style:font-name-complex="Calibri" fo:color="#373737" fo:font-size="12pt" style:font-size-asian="12pt" style:font-size-complex="12pt" style:language-asian="fr" style:country-asian="CA"/>
    </style:style>
    <style:style style:name="P18" style:parent-style-name="Normal" style:family="paragraph">
      <style:paragraph-properties style:vertical-align="baseline" fo:margin-top="0.1041in" fo:margin-bottom="0.1041in" fo:line-height="100%" fo:background-color="#FFFFFF"/>
      <style:text-properties style:font-name="Calibri" style:font-name-asian="Times New Roman" style:font-name-complex="Calibri" fo:font-weight="bold" style:font-weight-asian="bold" style:font-weight-complex="bold" fo:color="#222222" fo:letter-spacing="-0.0104in" fo:font-size="24pt" style:font-size-asian="24pt" style:font-size-complex="24pt" style:language-asian="fr" style:country-asian="CA"/>
    </style:style>
    <style:style style:name="P19" style:parent-style-name="Normal" style:family="paragraph">
      <style:paragraph-properties style:vertical-align="baseline" fo:margin-bottom="0in" fo:line-height="100%" fo:margin-left="0.0312in" fo:margin-right="0.0312in" fo:background-color="#FFFFFF">
        <style:tab-stops>
          <style:tab-stop style:type="left" style:position="0.6048in"/>
          <style:tab-stop style:type="left" style:position="1.2409in"/>
          <style:tab-stop style:type="left" style:position="1.877in"/>
          <style:tab-stop style:type="left" style:position="2.5131in"/>
          <style:tab-stop style:type="left" style:position="3.1493in"/>
          <style:tab-stop style:type="left" style:position="3.7854in"/>
          <style:tab-stop style:type="left" style:position="4.4215in"/>
          <style:tab-stop style:type="left" style:position="5.0576in"/>
          <style:tab-stop style:type="left" style:position="5.6937in"/>
          <style:tab-stop style:type="left" style:position="6.3298in"/>
          <style:tab-stop style:type="left" style:position="6.9659in"/>
          <style:tab-stop style:type="left" style:position="7.602in"/>
          <style:tab-stop style:type="left" style:position="8.2381in"/>
          <style:tab-stop style:type="left" style:position="8.8743in"/>
          <style:tab-stop style:type="left" style:position="9.5104in"/>
          <style:tab-stop style:type="left" style:position="10.1465in"/>
        </style:tab-stops>
      </style:paragraph-properties>
      <style:text-properties style:font-name="Calibri" style:font-name-asian="Times New Roman" style:font-name-complex="Calibri" fo:color="#222222" fo:font-size="12pt" style:font-size-asian="12pt" style:font-size-complex="12pt" fo:background-color="#FFFFFF" style:language-asian="fr" style:country-asian="CA"/>
    </style:style>
    <style:style style:name="P20" style:parent-style-name="Normal" style:family="paragraph">
      <style:paragraph-properties style:vertical-align="baseline" fo:margin-bottom="0in" fo:line-height="100%" fo:margin-left="0.0312in" fo:margin-right="0.0312in" fo:background-color="#FFFFFF">
        <style:tab-stops>
          <style:tab-stop style:type="left" style:position="0.6048in"/>
          <style:tab-stop style:type="left" style:position="1.2409in"/>
          <style:tab-stop style:type="left" style:position="1.877in"/>
          <style:tab-stop style:type="left" style:position="2.5131in"/>
          <style:tab-stop style:type="left" style:position="3.1493in"/>
          <style:tab-stop style:type="left" style:position="3.7854in"/>
          <style:tab-stop style:type="left" style:position="4.4215in"/>
          <style:tab-stop style:type="left" style:position="5.0576in"/>
          <style:tab-stop style:type="left" style:position="5.6937in"/>
          <style:tab-stop style:type="left" style:position="6.3298in"/>
          <style:tab-stop style:type="left" style:position="6.9659in"/>
          <style:tab-stop style:type="left" style:position="7.602in"/>
          <style:tab-stop style:type="left" style:position="8.2381in"/>
          <style:tab-stop style:type="left" style:position="8.8743in"/>
          <style:tab-stop style:type="left" style:position="9.5104in"/>
          <style:tab-stop style:type="left" style:position="10.1465in"/>
        </style:tab-stops>
      </style:paragraph-properties>
      <style:text-properties style:font-name="Calibri" style:font-name-asian="Times New Roman" style:font-name-complex="Calibri" fo:color="#222222" fo:font-size="12pt" style:font-size-asian="12pt" style:font-size-complex="12pt" fo:background-color="#FFFFFF" style:language-asian="fr" style:country-asian="CA"/>
    </style:style>
    <style:style style:name="P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" style:parent-style-name="Policepardéfaut" style:family="text">
      <style:text-properties style:font-name-asian="Times New Roman" style:font-name-complex="Consolas" fo:color="#333333" fo:font-size="12pt" style:font-size-asian="12pt" style:font-size-complex="12pt" style:language-asian="fr" style:country-asian="CA"/>
    </style:style>
    <style:style style:name="T23" style:parent-style-name="Policepardéfaut" style:family="text">
      <style:text-properties style:font-name-asian="Times New Roman" style:font-name-complex="Consolas" fo:color="#4183C4" fo:font-size="12pt" style:font-size-asian="12pt" style:font-size-complex="12pt" style:language-asian="fr" style:country-asian="CA"/>
    </style:style>
    <style:style style:name="T24" style:parent-style-name="Policepardéfaut" style:family="text">
      <style:text-properties style:font-name-asian="Times New Roman" style:font-name-complex="Consolas" fo:color="#333333" fo:font-size="12pt" style:font-size-asian="12pt" style:font-size-complex="12pt" style:language-asian="fr" style:country-asian="CA"/>
    </style:style>
    <style:style style:name="P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" style:parent-style-name="Policepardéfaut" style:family="text">
      <style:text-properties style:font-name-asian="Times New Roman" style:font-name-complex="Consolas" fo:color="#333333" fo:font-size="12pt" style:font-size-asian="12pt" style:font-size-complex="12pt" style:language-asian="fr" style:country-asian="CA"/>
    </style:style>
    <style:style style:name="T27" style:parent-style-name="Policepardéfaut" style:family="text">
      <style:text-properties style:font-name-asian="Times New Roman" style:font-name-complex="Consolas" fo:color="#4183C4" fo:font-size="12pt" style:font-size-asian="12pt" style:font-size-complex="12pt" style:language-asian="fr" style:country-asian="CA"/>
    </style:style>
    <style:style style:name="T28" style:parent-style-name="Policepardéfaut" style:family="text">
      <style:text-properties style:font-name-asian="Times New Roman" style:font-name-complex="Consolas" fo:color="#333333" fo:font-size="12pt" style:font-size-asian="12pt" style:font-size-complex="12pt" style:language-asian="fr" style:country-asian="CA"/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onsolas" fo:color="#333333" fo:font-size="12pt" style:font-size-asian="12pt" style:font-size-complex="12pt" fo:language="en" fo:country="CA" style:language-asian="fr" style:country-asian="CA"/>
    </style:style>
    <style:style style:name="P30" style:parent-style-name="Normal" style:family="paragraph">
      <style:paragraph-properties style:vertical-align="baseline" fo:margin-bottom="0in" fo:line-height="100%" fo:margin-left="0.0312in" fo:margin-right="0.0312in" fo:background-color="#FFFFFF">
        <style:tab-stops>
          <style:tab-stop style:type="left" style:position="0.6048in"/>
          <style:tab-stop style:type="left" style:position="1.2409in"/>
          <style:tab-stop style:type="left" style:position="1.877in"/>
          <style:tab-stop style:type="left" style:position="2.5131in"/>
          <style:tab-stop style:type="left" style:position="3.1493in"/>
          <style:tab-stop style:type="left" style:position="3.7854in"/>
          <style:tab-stop style:type="left" style:position="4.4215in"/>
          <style:tab-stop style:type="left" style:position="5.0576in"/>
          <style:tab-stop style:type="left" style:position="5.6937in"/>
          <style:tab-stop style:type="left" style:position="6.3298in"/>
          <style:tab-stop style:type="left" style:position="6.9659in"/>
          <style:tab-stop style:type="left" style:position="7.602in"/>
          <style:tab-stop style:type="left" style:position="8.2381in"/>
          <style:tab-stop style:type="left" style:position="8.8743in"/>
          <style:tab-stop style:type="left" style:position="9.5104in"/>
          <style:tab-stop style:type="left" style:position="10.1465in"/>
        </style:tab-stops>
      </style:paragraph-properties>
      <style:text-properties style:font-name-asian="Times New Roman" style:font-name-complex="Calibri" fo:color="#222222" fo:font-size="12pt" style:font-size-asian="12pt" style:font-size-complex="12pt" fo:background-color="#FFFFFF" fo:language="en" fo:country="CA" style:language-asian="fr" style:country-asian="CA"/>
    </style:style>
    <style:style style:name="P31" style:parent-style-name="Normal" style:family="paragraph">
      <style:paragraph-properties style:vertical-align="baseline" fo:margin-bottom="0in" fo:line-height="100%" fo:margin-left="0.0312in" fo:margin-right="0.0312in" fo:background-color="#FFFFFF">
        <style:tab-stops>
          <style:tab-stop style:type="left" style:position="0.6048in"/>
          <style:tab-stop style:type="left" style:position="1.2409in"/>
          <style:tab-stop style:type="left" style:position="1.877in"/>
          <style:tab-stop style:type="left" style:position="2.5131in"/>
          <style:tab-stop style:type="left" style:position="3.1493in"/>
          <style:tab-stop style:type="left" style:position="3.7854in"/>
          <style:tab-stop style:type="left" style:position="4.4215in"/>
          <style:tab-stop style:type="left" style:position="5.0576in"/>
          <style:tab-stop style:type="left" style:position="5.6937in"/>
          <style:tab-stop style:type="left" style:position="6.3298in"/>
          <style:tab-stop style:type="left" style:position="6.9659in"/>
          <style:tab-stop style:type="left" style:position="7.602in"/>
          <style:tab-stop style:type="left" style:position="8.2381in"/>
          <style:tab-stop style:type="left" style:position="8.8743in"/>
          <style:tab-stop style:type="left" style:position="9.5104in"/>
          <style:tab-stop style:type="left" style:position="10.1465in"/>
        </style:tab-stops>
      </style:paragraph-properties>
      <style:text-properties style:font-name-asian="Times New Roman" style:font-name-complex="Calibri" fo:color="#222222" fo:font-size="12pt" style:font-size-asian="12pt" style:font-size-complex="12pt" fo:background-color="#FFFFFF" fo:language="en" fo:country="CA" style:language-asian="fr" style:country-asian="CA"/>
    </style:style>
    <style:style style:name="P32" style:parent-style-name="Normal" style:family="paragraph">
      <style:paragraph-properties style:vertical-align="baseline" fo:margin-bottom="0in" fo:line-height="100%" fo:margin-left="0.0312in" fo:margin-right="0.0312in" fo:background-color="#FFFFFF">
        <style:tab-stops>
          <style:tab-stop style:type="left" style:position="0.6048in"/>
          <style:tab-stop style:type="left" style:position="1.2409in"/>
          <style:tab-stop style:type="left" style:position="1.877in"/>
          <style:tab-stop style:type="left" style:position="2.5131in"/>
          <style:tab-stop style:type="left" style:position="3.1493in"/>
          <style:tab-stop style:type="left" style:position="3.7854in"/>
          <style:tab-stop style:type="left" style:position="4.4215in"/>
          <style:tab-stop style:type="left" style:position="5.0576in"/>
          <style:tab-stop style:type="left" style:position="5.6937in"/>
          <style:tab-stop style:type="left" style:position="6.3298in"/>
          <style:tab-stop style:type="left" style:position="6.9659in"/>
          <style:tab-stop style:type="left" style:position="7.602in"/>
          <style:tab-stop style:type="left" style:position="8.2381in"/>
          <style:tab-stop style:type="left" style:position="8.8743in"/>
          <style:tab-stop style:type="left" style:position="9.5104in"/>
          <style:tab-stop style:type="left" style:position="10.1465in"/>
        </style:tab-stops>
      </style:paragraph-properties>
      <style:text-properties style:font-name="Calibri" style:font-name-asian="Times New Roman" style:font-name-complex="Calibri" fo:color="#222222" fo:font-size="12pt" style:font-size-asian="12pt" style:font-size-complex="12pt" fo:background-color="#FFFFFF" style:language-asian="fr" style:country-asian="CA"/>
    </style:style>
    <style:style style:name="P33" style:parent-style-name="Normal" style:family="paragraph">
      <style:paragraph-properties style:vertical-align="baseline" fo:margin-bottom="0in" fo:line-height="100%" fo:margin-left="0.0312in" fo:margin-right="0.0312in" fo:background-color="#FFFFFF">
        <style:tab-stops>
          <style:tab-stop style:type="left" style:position="0.6048in"/>
          <style:tab-stop style:type="left" style:position="1.2409in"/>
          <style:tab-stop style:type="left" style:position="1.877in"/>
          <style:tab-stop style:type="left" style:position="2.5131in"/>
          <style:tab-stop style:type="left" style:position="3.1493in"/>
          <style:tab-stop style:type="left" style:position="3.7854in"/>
          <style:tab-stop style:type="left" style:position="4.4215in"/>
          <style:tab-stop style:type="left" style:position="5.0576in"/>
          <style:tab-stop style:type="left" style:position="5.6937in"/>
          <style:tab-stop style:type="left" style:position="6.3298in"/>
          <style:tab-stop style:type="left" style:position="6.9659in"/>
          <style:tab-stop style:type="left" style:position="7.602in"/>
          <style:tab-stop style:type="left" style:position="8.2381in"/>
          <style:tab-stop style:type="left" style:position="8.8743in"/>
          <style:tab-stop style:type="left" style:position="9.5104in"/>
          <style:tab-stop style:type="left" style:position="10.1465in"/>
        </style:tab-stops>
      </style:paragraph-properties>
    </style:style>
    <style:style style:name="T34" style:parent-style-name="Policepardéfaut" style:family="text">
      <style:text-properties style:font-name="Calibri" style:font-name-asian="Times New Roman" style:font-name-complex="Calibri" fo:color="#222222" fo:font-size="12pt" style:font-size-asian="12pt" style:font-size-complex="12pt" fo:background-color="#FFFFFF" style:language-asian="fr" style:country-asian="CA"/>
    </style:style>
    <style:style style:name="T35" style:parent-style-name="Policepardéfaut" style:family="text">
      <style:text-properties style:font-name="Calibri" style:font-name-asian="Times New Roman" style:font-name-complex="Calibri" fo:color="#222222" fo:font-size="12pt" style:font-size-asian="12pt" style:font-size-complex="12pt" fo:background-color="#FFFFFF" fo:language="en" fo:country="US" style:language-asian="fr" style:country-asian="CA"/>
    </style:style>
    <style:style style:name="P36" style:parent-style-name="Normal" style:family="paragraph">
      <style:paragraph-properties style:vertical-align="baseline" fo:margin-bottom="0in" fo:line-height="100%" fo:margin-left="0.0312in" fo:margin-right="0.0312in" fo:background-color="#FFFFFF">
        <style:tab-stops>
          <style:tab-stop style:type="left" style:position="0.6048in"/>
          <style:tab-stop style:type="left" style:position="1.2409in"/>
          <style:tab-stop style:type="left" style:position="1.877in"/>
          <style:tab-stop style:type="left" style:position="2.5131in"/>
          <style:tab-stop style:type="left" style:position="3.1493in"/>
          <style:tab-stop style:type="left" style:position="3.7854in"/>
          <style:tab-stop style:type="left" style:position="4.4215in"/>
          <style:tab-stop style:type="left" style:position="5.0576in"/>
          <style:tab-stop style:type="left" style:position="5.6937in"/>
          <style:tab-stop style:type="left" style:position="6.3298in"/>
          <style:tab-stop style:type="left" style:position="6.9659in"/>
          <style:tab-stop style:type="left" style:position="7.602in"/>
          <style:tab-stop style:type="left" style:position="8.2381in"/>
          <style:tab-stop style:type="left" style:position="8.8743in"/>
          <style:tab-stop style:type="left" style:position="9.5104in"/>
          <style:tab-stop style:type="left" style:position="10.1465in"/>
        </style:tab-stops>
      </style:paragraph-properties>
      <style:text-properties style:font-name="Calibri" style:font-name-asian="Times New Roman" style:font-name-complex="Calibri" fo:color="#222222" fo:font-size="12pt" style:font-size-asian="12pt" style:font-size-complex="12pt" fo:background-color="#FFFFFF" fo:language="en" fo:country="US" style:language-asian="fr" style:country-asian="CA"/>
    </style:style>
    <style:style style:name="P37" style:parent-style-name="Normal" style:family="paragraph">
      <style:paragraph-properties style:vertical-align="baseline" fo:margin-bottom="0in" fo:line-height="100%" fo:margin-left="0.0312in" fo:margin-right="0.0312in" fo:background-color="#FFFFFF">
        <style:tab-stops>
          <style:tab-stop style:type="left" style:position="0.6048in"/>
          <style:tab-stop style:type="left" style:position="1.2409in"/>
          <style:tab-stop style:type="left" style:position="1.877in"/>
          <style:tab-stop style:type="left" style:position="2.5131in"/>
          <style:tab-stop style:type="left" style:position="3.1493in"/>
          <style:tab-stop style:type="left" style:position="3.7854in"/>
          <style:tab-stop style:type="left" style:position="4.4215in"/>
          <style:tab-stop style:type="left" style:position="5.0576in"/>
          <style:tab-stop style:type="left" style:position="5.6937in"/>
          <style:tab-stop style:type="left" style:position="6.3298in"/>
          <style:tab-stop style:type="left" style:position="6.9659in"/>
          <style:tab-stop style:type="left" style:position="7.602in"/>
          <style:tab-stop style:type="left" style:position="8.2381in"/>
          <style:tab-stop style:type="left" style:position="8.8743in"/>
          <style:tab-stop style:type="left" style:position="9.5104in"/>
          <style:tab-stop style:type="left" style:position="10.1465in"/>
        </style:tab-stops>
      </style:paragraph-properties>
      <style:text-properties style:font-name="Calibri" style:font-name-asian="Times New Roman" style:font-name-complex="Calibri" fo:color="#222222" fo:font-size="12pt" style:font-size-asian="12pt" style:font-size-complex="12pt" fo:background-color="#FFFFFF" fo:language="en" fo:country="US" style:language-asian="fr" style:country-asian="CA"/>
    </style:style>
    <style:style style:name="P38" style:parent-style-name="Normal" style:family="paragraph">
      <style:paragraph-properties style:vertical-align="baseline" fo:margin-bottom="0in" fo:line-height="100%" fo:margin-left="0.0312in" fo:margin-right="0.0312in" fo:background-color="#FFFFFF">
        <style:tab-stops>
          <style:tab-stop style:type="left" style:position="0.6048in"/>
          <style:tab-stop style:type="left" style:position="1.2409in"/>
          <style:tab-stop style:type="left" style:position="1.877in"/>
          <style:tab-stop style:type="left" style:position="2.5131in"/>
          <style:tab-stop style:type="left" style:position="3.1493in"/>
          <style:tab-stop style:type="left" style:position="3.7854in"/>
          <style:tab-stop style:type="left" style:position="4.4215in"/>
          <style:tab-stop style:type="left" style:position="5.0576in"/>
          <style:tab-stop style:type="left" style:position="5.6937in"/>
          <style:tab-stop style:type="left" style:position="6.3298in"/>
          <style:tab-stop style:type="left" style:position="6.9659in"/>
          <style:tab-stop style:type="left" style:position="7.602in"/>
          <style:tab-stop style:type="left" style:position="8.2381in"/>
          <style:tab-stop style:type="left" style:position="8.8743in"/>
          <style:tab-stop style:type="left" style:position="9.5104in"/>
          <style:tab-stop style:type="left" style:position="10.1465in"/>
        </style:tab-stops>
      </style:paragraph-properties>
      <style:text-properties style:font-name="Calibri" style:font-name-asian="Times New Roman" style:font-name-complex="Calibri" fo:color="#222222" fo:font-size="12pt" style:font-size-asian="12pt" style:font-size-complex="12pt" fo:background-color="#FFFFFF" fo:language="en" fo:country="US" style:language-asian="fr" style:country-asian="CA"/>
    </style:style>
    <style:style style:name="P39" style:parent-style-name="Normal" style:family="paragraph">
      <style:paragraph-properties style:vertical-align="baseline" fo:margin-bottom="0in" fo:line-height="100%" fo:margin-left="0.0312in" fo:margin-right="0.0312in" fo:background-color="#FFFFFF">
        <style:tab-stops>
          <style:tab-stop style:type="left" style:position="0.6048in"/>
          <style:tab-stop style:type="left" style:position="1.2409in"/>
          <style:tab-stop style:type="left" style:position="1.877in"/>
          <style:tab-stop style:type="left" style:position="2.5131in"/>
          <style:tab-stop style:type="left" style:position="3.1493in"/>
          <style:tab-stop style:type="left" style:position="3.7854in"/>
          <style:tab-stop style:type="left" style:position="4.4215in"/>
          <style:tab-stop style:type="left" style:position="5.0576in"/>
          <style:tab-stop style:type="left" style:position="5.6937in"/>
          <style:tab-stop style:type="left" style:position="6.3298in"/>
          <style:tab-stop style:type="left" style:position="6.9659in"/>
          <style:tab-stop style:type="left" style:position="7.602in"/>
          <style:tab-stop style:type="left" style:position="8.2381in"/>
          <style:tab-stop style:type="left" style:position="8.8743in"/>
          <style:tab-stop style:type="left" style:position="9.5104in"/>
          <style:tab-stop style:type="left" style:position="10.1465in"/>
        </style:tab-stops>
      </style:paragraph-properties>
      <style:text-properties style:font-name="Calibri" style:font-name-asian="Times New Roman" style:font-name-complex="Calibri" fo:color="#222222" fo:font-size="12pt" style:font-size-asian="12pt" style:font-size-complex="12pt" fo:background-color="#FFFFFF" style:language-asian="fr" style:country-asian="CA"/>
    </style:style>
    <style:style style:name="P40" style:parent-style-name="Normal" style:family="paragraph">
      <style:paragraph-properties style:vertical-align="baseline" fo:margin-bottom="0in" fo:line-height="100%" fo:margin-left="0.0312in" fo:margin-right="0.0312in" fo:background-color="#FFFFFF">
        <style:tab-stops>
          <style:tab-stop style:type="left" style:position="0.6048in"/>
          <style:tab-stop style:type="left" style:position="1.2409in"/>
          <style:tab-stop style:type="left" style:position="1.877in"/>
          <style:tab-stop style:type="left" style:position="2.5131in"/>
          <style:tab-stop style:type="left" style:position="3.1493in"/>
          <style:tab-stop style:type="left" style:position="3.7854in"/>
          <style:tab-stop style:type="left" style:position="4.4215in"/>
          <style:tab-stop style:type="left" style:position="5.0576in"/>
          <style:tab-stop style:type="left" style:position="5.6937in"/>
          <style:tab-stop style:type="left" style:position="6.3298in"/>
          <style:tab-stop style:type="left" style:position="6.9659in"/>
          <style:tab-stop style:type="left" style:position="7.602in"/>
          <style:tab-stop style:type="left" style:position="8.2381in"/>
          <style:tab-stop style:type="left" style:position="8.8743in"/>
          <style:tab-stop style:type="left" style:position="9.5104in"/>
          <style:tab-stop style:type="left" style:position="10.1465in"/>
        </style:tab-stops>
      </style:paragraph-properties>
      <style:text-properties style:font-name="Calibri" style:font-name-asian="Times New Roman" style:font-name-complex="Calibri" fo:color="#222222" fo:font-size="12pt" style:font-size-asian="12pt" style:font-size-complex="12pt" fo:background-color="#FFFFFF" style:language-asian="fr" style:country-asian="CA"/>
    </style:style>
    <style:style style:name="P41" style:parent-style-name="Normal" style:family="paragraph">
      <style:paragraph-properties style:vertical-align="baseline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color="#222222" fo:font-size="12pt" style:font-size-asian="12pt" style:font-size-complex="12pt" fo:background-color="#FFFFFF" style:language-asian="fr" style:country-asian="CA"/>
    </style:style>
    <style:style style:name="P42" style:parent-style-name="Titre1" style:family="paragraph">
      <style:paragraph-properties fo:break-before="page"/>
    </style:style>
    <style:style style:name="T43" style:parent-style-name="Policepardéfaut" style:family="text">
      <style:text-properties fo:background-color="#FFFFFF"/>
    </style:style>
    <style:style style:name="P44" style:parent-style-name="Normal" style:family="paragraph">
      <style:paragraph-properties fo:line-height="200%"/>
      <style:text-properties fo:font-size="12pt" style:font-size-asian="12pt" style:font-size-complex="12pt" fo:background-color="#FFFFFF"/>
    </style:style>
    <style:style style:name="P45" style:parent-style-name="Titre1" style:family="paragraph">
      <style:text-properties fo:background-color="#FFFFFF"/>
    </style:style>
    <style:style style:name="P46" style:parent-style-name="Normal" style:family="paragraph">
      <style:paragraph-properties fo:line-height="200%"/>
      <style:text-properties fo:font-size="12pt" style:font-size-asian="12pt" style:font-size-complex="12pt" fo:background-color="#FFFFFF"/>
    </style:style>
    <style:style style:name="P47" style:parent-style-name="Titre1" style:family="paragraph">
      <style:text-properties style:font-name="Calibri" style:font-name-complex="Calibri" fo:background-color="#FFFFFF"/>
    </style:style>
    <style:style style:name="P48" style:parent-style-name="Titre1" style:family="paragraph">
      <style:text-properties style:font-name="Calibri" style:font-name-complex="Calibri" fo:background-color="#FFFFFF"/>
    </style:style>
    <style:style style:name="P49" style:parent-style-name="Normal" style:family="paragraph">
      <style:paragraph-properties style:vertical-align="baseline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color="#222222" fo:font-size="12pt" style:font-size-asian="12pt" style:font-size-complex="12pt" style:language-asian="fr" style:country-asian="CA"/>
    </style:style>
  </office:automatic-styles>
  <office:body>
    <office:text text:use-soft-page-breaks="true">
      <text:p text:style-name="P1">PokéTap Le Jeu</text:p>
      <text:p text:style-name="P2">PokéTap est un jeu de marmotte avec les Pokémons.</text:p>
      <text:p text:style-name="P3">Jouez seul et essayez de vaincre votre meilleur score</text:p>
      <text:p text:style-name="P4">Jouez contre un ami via une connection TCP/IP</text:p>
      <text:p text:style-name="P5">Compatible Windows et Linux</text:p>
      <text:p text:style-name="P6"><text:span text:style-name="T7">Nécessite EiffelStudio 7.1 ou ultérieur</text:span></text:p>
      <text:p text:style-name="P8"/>
      <text:p text:style-name="P9">Version</text:p>
      <text:p text:style-name="P10">0.1</text:p>
      <text:p text:style-name="P11">Comment jouer?</text:p>
      <text:p text:style-name="P12">Pour jouer à PokeTap, il faut disposer d'un périphérique de pointage tel qu'une souris, un pavé tactile ou un écran tactile.</text:p>
      <text:p text:style-name="P13">Dans le menu principal:</text:p>
      <text:p text:style-name="P14">Cliquer sur Forever Alone pour jouer une partie seule</text:p>
      <text:p text:style-name="P15">Cliquer sur Multiplayer pour un jeu réseau contre un ami</text:p>
      <text:p text:style-name="P16">Il faut créer un serveur avec un client!</text:p>
      <text:p text:style-name="P17">Pour marquer des points, cliquez sur les Meowths.</text:p>
      <text:p text:style-name="P18">Installation</text:p>
      <text:p text:style-name="P19">- Lancer la commande « git clone https://github.com/Youmy001/PokeTap.git » dans un Gitbash</text:p>
      <text:p text:style-name="P20"><text:s text:c="2"/>OU aller sur www.github.com/Youmy001/Poketap et appuyer sur ZIP et extraire le tout dans un dossier quelconque</text:p>
      <text:p text:style-name="P21"><text:span text:style-name="T22">Sur Linux, dans un terminal, tapez la commande « git clone<text:s/></text:span><text:a xlink:href="https://github.com/Youmy001/PokeTap.git" office:target-frame-name="_top" xlink:show="replace"><text:span text:style-name="T23">https://github.com/Youmy001/PokeTap.git</text:span></text:a><text:span text:style-name="T24"><text:s/>» ou tapez<text:s/></text:span></text:p>
      <text:p text:style-name="P25"><text:span text:style-name="T26"><text:s text:c="2"/>Ces deux commandes: « wget<text:s/></text:span><text:a xlink:href="https://github.com/Youmy001/PokeTap/tarball/master" office:target-frame-name="_top" xlink:show="replace"><text:span text:style-name="T27">https://github.com/Youmy001/PokeTap/tarball/master</text:span></text:a><text:span text:style-name="T28"><text:s/>» et<text:s/></text:span></text:p>
      <text:p text:style-name="P29"><text:s text:c="2"/>« tar -zxvf Youmy001-PokeTap-837c183.tar.gz »</text:p>
      <text:p text:style-name="P30"/>
      <text:p text:style-name="P31"/>
      <text:soft-page-break/>
      <text:p text:style-name="P32">- Sur Linux (basé sur Debian):</text:p>
      <text:p text:style-name="P33"><text:span text:style-name="T34"><text:tab/></text:span><text:span text:style-name="T35">-sudo apt-get install libsdl1.2-dev</text:span></text:p>
      <text:p text:style-name="P36"><text:tab/>-sudo apt-get install libsdl-image1.2-dev</text:p>
      <text:p text:style-name="P37"><text:tab/>-sudo apt-get install libsdl-mixer1.2-dev</text:p>
      <text:p text:style-name="P38"><text:tab/>-sudo apt-get install libsdl-ttf2.0-dev</text:p>
      <text:p text:style-name="P39">-<text:s/>Allez dans le dossier du fichier et ajouter un dossier avec le nom ‘saves’.</text:p>
      <text:p text:style-name="P40">- Ouvrir le fichier jeu_marmotte.ecf avec eiffelstudio</text:p>
      <text:p text:style-name="P41">- Bon jeu !</text:p>
      <text:soft-page-break/>
      <text:h text:style-name="P42" text:outline-level="1"><text:span text:style-name="T43">Évolution</text:span></text:h>
      <text:p text:style-name="P44">Nous avons commencé par trouvé les images et les afficher comme il le faut. <text:s/>Ensuite<text:s/>Tommy à<text:s/>créer le pointeur avec l’os pour être capable de tapée la marmotte (Qui n’existait pas encore!). Ensuite Tommy a<text:s/>créé la base de données pour être capable d’identifié le joueur et d’y insérer un pointage. Ensuite, j’ai fait<text:s/>le réseau.<text:s/>J’ai<text:s/>fait animer la marmotte pour qu’elle sorte des trous, mais au début elle sortait seulement d’un seul trou. <text:s/>Après la marmotte,<text:s/>Tommy a<text:s/>mis le nom et le pointage du joueur sur l’image du jeu.<text:s/>J’ai<text:s/>incorporé une page menu pour pouvoir jouer tout seul ou en réseau. Après cela,<text:s/>Tommy a<text:s/>mis la musique, une dans le menu et une autre dans le jeu.<text:s/>Tommy a<text:s/>fait les animations, le magikarp et l’os qui bouge dès qu’on clique. <text:s/>J’ai<text:s/><text:s/>mis un random pour que la marmotte sorte aléatoirement <text:s/>des trous.<text:s/>Nous avons fait le Timeout ensemble.<text:s/></text:p>
      <text:h text:style-name="P45" text:outline-level="1">Autocritique</text:h>
      <text:p text:style-name="P46">Je trouve qu’au début du projet, on a compris l’orienté objet assez vite. <text:s/>On a vue tout de suite les classes que nous avions de besoin pour notre jeu.<text:s/>Nous avons eu de la misère a trouvé les ‘’design’’ objets. L’animation de la marmotte nous a donné du fil a retorde. On l’avait mis statique au début (Avec les coordonnées du trou), mais quand on était rendu à mettre le random il a fallu repenser a tout pour que sa marche.</text:p>
      <text:h text:style-name="P47" text:outline-level="1"/>
      <text:h text:style-name="P48" text:outline-level="1"/>
      <text:p text:style-name="P4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A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CA" fo:hyphenate="false"/>
    </style: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CA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CA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CA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CA" fo:hyphenate="false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CA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CA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2.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3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4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4.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ervice Informatique</meta:initial-creator>
    <dc:creator>véro</dc:creator>
    <meta:creation-date>2013-05-27T15:54:00Z</meta:creation-date>
    <dc:date>2013-05-27T15:54:00Z</dc:date>
    <meta:template xlink:href="Normal" xlink:type="simple"/>
    <meta:editing-cycles>2</meta:editing-cycles>
    <meta:editing-duration>PT0S</meta:editing-duration>
    <meta:document-statistic meta:page-count="4" meta:paragraph-count="5" meta:word-count="439" meta:character-count="2852" meta:row-count="20" meta:non-whitespace-character-count="2418"/>
  </office:meta>
</office:document-meta>
</file>